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fo:language="ru" fo:country="RU" style:font-name-asian="Times New Roman1" style:font-name-complex="Times New Roman1"/>
    </style:style>
    <style:style style:name="T2" style:family="text">
      <style:text-properties style:font-name="Times New Roman3" fo:language="ru" fo:country="RU" style:font-name-asian="Times New Roman3" style:font-name-complex="Times New Roman3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bold" style:font-name-asian="Times New Roman1" style:font-weight-asian="bold" style:font-name-complex="Times New Roman1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53cm" svg:height="0.82cm" draw:z-index="0"><draw:image xlink:href="../../odt/images/3059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Мертвая зона (изменяемая)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8">C-</text:span>код <text:span text:style-name="T8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1.72cm" svg:height="1.455cm" draw:z-index="0"><draw:image xlink:href="../../odt/images/3059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T3">Блок реализует алгоритм линейного звена с коэффициентом усиления равным 1 и зоной нечувствительности, которая </text:span><text:span text:style-name="T4">изменяется</text:span><text:span text:style-name="T3"> в зависимости от входного сигнала на втором входном порте.</text:span></text:p>
            <text:p text:style-name="Text_20_body"><text:span text:style-name="T1">Блок представляет собой субмодель. Для того чтобы посмотреть структуру алгоритма – нажмите правой кнопкой «Действия» </text:span><text:span text:style-name="T2">→</text:span><text:span text:style-name="T1"> «Войти в субмодель»:</text:span></text:p>
            <text:p text:style-name="P4"><draw:frame draw:style-name="fr1" draw:name="Графический объект3" text:anchor-type="as-char" svg:width="12.702cm" svg:height="3.969cm" draw:z-index="0"><draw:image xlink:href="../../odt/images/3059_submodel.png" xlink:type="simple" xlink:show="embed" xlink:actuate="onLoad"/></draw:frame></text:p>
            <text:p text:style-name="Text_20_body"><text:span text:style-name="T5">Входные сигналы</text:span>:</text:p>
            <text:list xml:id="list5259391228024924575" text:style-name="L1">
              <text:list-item>
                <text:p text:style-name="P5">Вход — входной сигнал блока.</text:p>
              </text:list-item>
              <text:list-item>
                <text:p text:style-name="P5">Зона нечувствительности — величина «мертвой зоны». Если вход по абсолютной величине меньше зоны нечувствительности, то выход блока равен 0.</text:p>
              </text:list-item>
            </text:list>
            <text:p text:style-name="Text_20_body"><text:span text:style-name="T5">Выходной сигнал</text:span>:</text:p>
            <text:list xml:id="list1060823365524282569" text:style-name="L2">
              <text:list-item>
                <text:p text:style-name="P6">Выход — равен 0, если входной сигнал по абсолютному значению меньше мертвой зоны. Иначе выход равен разности входного сигнала и величины мертвой зоны, домноженной на знак входного сигнала.</text:p>
              </text:list-item>
            </text:list>
            <text:p text:style-name="Text_20_body"><text:span text:style-name="T6">Свойства:</text:span><text:span text:style-name="T7"> для работы блока задавать свойства не требуется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ртвая зона (изменяемая)</dc:title>
    <dc:date>2012-03-30T15:56:01.68</dc:date>
    <meta:generator>OpenOffice_Beta/4.1.0$Win32 OpenOffice.org_project/410m14$Build-9760</meta:generator>
    <meta:editing-duration>PT3H36M32S</meta:editing-duration>
    <meta:editing-cycles>71</meta:editing-cycles>
    <meta:document-statistic meta:table-count="1" meta:image-count="3" meta:object-count="0" meta:page-count="1" meta:paragraph-count="15" meta:word-count="122" meta:character-count="835"/>
  </office:meta>
</office:document-meta>
</file>